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60691D5656.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Table_20_Contents">
      <style:text-properties fo:font-size="2pt" style:font-size-asian="2pt" style:font-size-complex="2pt"/>
    </style:style>
    <style:style style:name="P21" style:family="paragraph" style:parent-style-name="Table_20_Contents">
      <style:text-properties fo:background-color="#ffd320"/>
    </style:style>
    <style:style style:name="P22" style:family="paragraph" style:parent-style-name="Table_20_Contents">
      <style:text-properties fo:background-color="transparent"/>
    </style:style>
    <style:style style:name="P2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5"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language="fr" fo:country="BE" style:language-complex="ar" style:country-complex="SA"/>
    </style:style>
    <style:style style:name="P29" style:family="paragraph" style:parent-style-name="Text_20_body">
      <style:text-properties fo:language="en" fo:country="GB"/>
    </style:style>
    <style:style style:name="P30" style:family="paragraph" style:parent-style-name="Text_20_body">
      <style:text-properties fo:background-color="#ffff00"/>
    </style:style>
    <style:style style:name="P3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4" style:family="paragraph" style:parent-style-name="Table_20_Contents">
      <style:paragraph-properties fo:margin-top="0cm" fo:margin-bottom="0cm"/>
    </style:style>
    <style:style style:name="P35" style:family="paragraph" style:parent-style-name="Standard">
      <style:paragraph-properties fo:margin-top="0cm" fo:margin-bottom="0cm"/>
    </style:style>
    <style:style style:name="P36" style:family="paragraph" style:parent-style-name="Contents_20_1">
      <style:paragraph-properties>
        <style:tab-stops>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15.577cm" style:type="right" style:leader-style="dotted" style:leader-text="."/>
        </style:tab-stops>
      </style:paragraph-properties>
    </style:style>
    <style:style style:name="P38" style:family="paragraph" style:parent-style-name="Contents_20_3">
      <style:paragraph-properties>
        <style:tab-stops>
          <style:tab-stop style:position="15.154cm" style:type="right" style:leader-style="dotted" style:leader-text="."/>
        </style:tab-stops>
      </style:paragraph-properties>
    </style:style>
    <style:style style:name="P39" style:family="paragraph" style:parent-style-name="Contents_20_4">
      <style:paragraph-properties>
        <style:tab-stops>
          <style:tab-stop style:position="14.73cm" style:type="right" style:leader-style="dotted" style:leader-text="."/>
        </style:tab-stops>
      </style:paragraph-properties>
    </style:style>
    <style:style style:name="P40" style:family="paragraph" style:parent-style-name="Contents_20_5">
      <style:paragraph-properties>
        <style:tab-stops>
          <style:tab-stop style:position="14.307cm" style:type="right" style:leader-style="dotted" style:leader-text="."/>
        </style:tab-stops>
      </style:paragraph-properties>
    </style:style>
    <style:style style:name="P41" style:family="paragraph" style:parent-style-name="Standard" style:list-style-name="L1">
      <style:text-properties fo:language="fr" fo:country="FR"/>
    </style:style>
    <style:style style:name="P42" style:family="paragraph" style:parent-style-name="Standard" style:list-style-name="L3">
      <style:text-properties fo:language="fr" fo:country="FR"/>
    </style:style>
    <style:style style:name="P43" style:family="paragraph" style:parent-style-name="Standard" style:list-style-name="L4">
      <style:text-properties fo:language="fr" fo:country="FR"/>
    </style:style>
    <style:style style:name="P44" style:family="paragraph" style:parent-style-name="Standard" style:list-style-name="L1">
      <style:text-properties fo:color="#2300dc" fo:language="fr" fo:country="FR"/>
    </style:style>
    <style:style style:name="P45" style:family="paragraph" style:parent-style-name="Standard" style:list-style-name="L2">
      <style:text-properties fo:language="en" fo:country="GB"/>
    </style:style>
    <style:style style:name="P46" style:family="paragraph" style:parent-style-name="Standard" style:list-style-name="L19">
      <style:text-properties fo:color="#ffd320"/>
    </style:style>
    <style:style style:name="P47" style:family="paragraph" style:parent-style-name="Standard" style:list-style-name="L1">
      <style:paragraph-properties fo:break-before="page"/>
      <style:text-properties fo:language="fr" fo:country="FR"/>
    </style:style>
    <style:style style:name="P48" style:family="paragraph" style:parent-style-name="Heading_20_1">
      <style:paragraph-properties fo:text-align="center" style:justify-single-word="false"/>
      <style:text-properties style:font-name="BankGothic Lt BT" fo:font-size="36pt" fo:language="en" fo:country="GB" style:font-size-asian="36pt"/>
    </style:style>
    <style:style style:name="P49"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50" style:family="paragraph" style:parent-style-name="Heading_20_2">
      <style:text-properties fo:language="en" fo:country="GB"/>
    </style:style>
    <style:style style:name="P51" style:family="paragraph" style:parent-style-name="Heading_20_2" style:list-style-name="WW8Num1">
      <style:text-properties fo:language="en" fo:country="GB"/>
    </style:style>
    <style:style style:name="P52" style:family="paragraph" style:parent-style-name="Heading_20_2" style:list-style-name="WW8Num1">
      <style:text-properties fo:language="fr" fo:country="FR" style:language-complex="ar" style:country-complex="SA"/>
    </style:style>
    <style:style style:name="P53" style:family="paragraph" style:parent-style-name="Heading_20_3">
      <style:text-properties fo:language="fr" fo:country="FR" style:language-complex="ar" style:country-complex="SA"/>
    </style:style>
    <style:style style:name="P54" style:family="paragraph" style:parent-style-name="Heading_20_3">
      <style:text-properties fo:language="en" fo:country="GB"/>
    </style:style>
    <style:style style:name="P55" style:family="paragraph" style:parent-style-name="Heading_20_3">
      <style:text-properties fo:language="fr" fo:country="BE" style:language-complex="ar" style:country-complex="SA"/>
    </style:style>
    <style:style style:name="P56"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57"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58" style:family="paragraph" style:parent-style-name="Heading_20_4">
      <style:text-properties fo:language="en" fo:country="GB"/>
    </style:style>
    <style:style style:name="P59" style:family="paragraph" style:parent-style-name="Table_20_Contents">
      <style:text-properties fo:background-color="#ffd320"/>
    </style:style>
    <style:style style:name="P60" style:family="paragraph" style:parent-style-name="Table_20_Contents" style:list-style-name="L15">
      <style:paragraph-properties fo:margin-top="0cm" fo:margin-bottom="0cm"/>
    </style:style>
    <style:style style:name="P61" style:family="paragraph" style:parent-style-name="Heading_20_5">
      <style:text-properties fo:language="fr" fo:country="BE" style:language-complex="ar" style:country-complex="SA"/>
    </style:style>
    <style:style style:name="P62" style:family="paragraph" style:parent-style-name="Heading_20_5">
      <style:text-properties fo:language="en" fo:country="GB"/>
    </style:style>
    <style:style style:name="P63"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64"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65" style:family="paragraph" style:parent-style-name="Text_20_body" style:list-style-name="L5">
      <style:text-properties fo:font-style="normal" fo:font-weight="bold" style:font-style-asian="normal" style:font-weight-asian="bold" style:font-style-complex="normal" style:font-weight-complex="bold"/>
    </style:style>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1">
      <style:text-properties fo:color="#5c8526"/>
    </style:style>
    <style:style style:name="P71" style:family="paragraph" style:parent-style-name="Text_20_body" style:list-style-name="L12">
      <style:text-properties fo:color="#5c8526"/>
    </style:style>
    <style:style style:name="P72" style:family="paragraph" style:parent-style-name="Text_20_body" style:list-style-name="L13">
      <style:text-properties fo:color="#ff0000"/>
    </style:style>
    <style:style style:name="P73" style:family="paragraph" style:parent-style-name="Text_20_body" style:list-style-name="L14"/>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text-properties fo:color="#ffd320" fo:language="fr" fo:country="BE" style:language-complex="ar" style:country-complex="SA"/>
    </style:style>
    <style:style style:name="P77" style:family="paragraph" style:parent-style-name="Text_20_body" style:list-style-name="L20">
      <style:text-properties fo:language="fr" fo:country="BE" style:language-complex="ar" style:country-complex="SA"/>
    </style:style>
    <style:style style:name="P78" style:family="paragraph" style:parent-style-name="Text_20_body" style:list-style-name="L20">
      <style:text-properties fo:language="en" fo:country="GB"/>
    </style:style>
    <style:style style:name="P79" style:family="paragraph" style:parent-style-name="Text_20_body" style:list-style-name="L21"/>
    <style:style style:name="P80"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1" style:family="paragraph" style:parent-style-name="Text_20_body" style:list-style-name="L6">
      <style:paragraph-properties fo:margin-left="1.249cm" fo:margin-right="0cm" fo:orphans="2" fo:widows="2" fo:text-indent="0cm" style:auto-text-indent="false" style:writing-mode="lr-tb"/>
    </style:style>
    <style:style style:name="P82"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3"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85" style:family="paragraph" style:parent-style-name="Text_20_body" style:list-style-name="L5">
      <style:paragraph-properties fo:orphans="2" fo:widows="2" style:writing-mode="lr-tb"/>
    </style:style>
    <style:style style:name="P86" style:family="paragraph" style:parent-style-name="Text_20_body" style:list-style-name="L5">
      <style:paragraph-properties fo:orphans="2" fo:widows="2" style:writing-mode="lr-tb"/>
      <style:text-properties fo:font-style="normal" style:font-style-asian="normal" style:font-style-complex="normal"/>
    </style:style>
    <style:style style:name="P87"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8"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9" style:family="paragraph" style:parent-style-name="Text_20_body" style:list-style-name="L1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Text_20_body" style:list-style-name="L1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1" style:family="paragraph" style:parent-style-name="Text_20_body" style:list-style-name="L5">
      <style:paragraph-properties fo:orphans="2" fo:widows="2" style:writing-mode="lr-tb"/>
      <style:text-properties fo:font-weight="normal" style:font-weight-asian="normal" style:font-weight-complex="normal"/>
    </style:style>
    <style:style style:name="P92" style:family="paragraph" style:parent-style-name="Text_20_body" style:list-style-name="L12">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Text_20_body" style:list-style-name="L12">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8" text:outline-level="1">Holyspirit : Act of Faith </text:h>
      <text:h text:style-name="P48"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6"><text:a xlink:type="simple" xlink:href="#2.Holyspirit : Act of Faith |outline">Holyspirit : Act of Faith <text:tab/>1</text:a></text:p>
          <text:p text:style-name="P36"><text:a xlink:type="simple" xlink:href="#3.(Game Design Document)|outline">(Game Design Document)<text:tab/>1</text:a></text:p>
          <text:p text:style-name="P37"><text:a xlink:type="simple" xlink:href="#1.Introduction|outline">1.Introduction<text:tab/>4</text:a></text:p>
          <text:p text:style-name="P37"><text:a xlink:type="simple" xlink:href="#2.Scenario|outline">2.Scenario<text:tab/>4</text:a></text:p>
          <text:p text:style-name="P38"><text:a xlink:type="simple" xlink:href="#3.0.1.Histoire du jeu|outline">Histoire du jeu<text:tab/>4</text:a></text:p>
          <text:p text:style-name="P38"><text:a xlink:type="simple" xlink:href="#3.0.2.Les personages|outline">Les personages<text:tab/>5</text:a></text:p>
          <text:p text:style-name="P39"><text:a xlink:type="simple" xlink:href="#3.0.2.1.Le croisé|outline">Le croisé<text:tab/>5</text:a></text:p>
          <text:p text:style-name="P39"><text:a xlink:type="simple" xlink:href="#3.0.2.2.L'inquisiteur|outline">L'inquisiteur<text:tab/>5</text:a></text:p>
          <text:p text:style-name="P39"><text:a xlink:type="simple" xlink:href="#3.0.2.3.La courtisane|outline">La courtisane<text:tab/>6</text:a></text:p>
          <text:p text:style-name="P39"><text:a xlink:type="simple" xlink:href="#3.0.2.4.Le pistolero|outline">Le pistolero<text:tab/>6</text:a></text:p>
          <text:p text:style-name="P37"><text:a xlink:type="simple" xlink:href="#3.1.Gameplay|outline">Gameplay<text:tab/>8</text:a></text:p>
          <text:p text:style-name="P38"><text:a xlink:type="simple" xlink:href="#3.1.1.Gestion de la partie|outline">Gestion de la partie<text:tab/>8</text:a></text:p>
          <text:p text:style-name="P38"><text:a xlink:type="simple" xlink:href="#3.1.2.Economie|outline">Economie<text:tab/>8</text:a></text:p>
          <text:p text:style-name="P38"><text:a xlink:type="simple" xlink:href="#3.1.3.Evolution des personnages|outline">Evolution des personnages<text:tab/>8</text:a></text:p>
          <text:p text:style-name="P38"><text:a xlink:type="simple" xlink:href="#3.1.4.Types de quêtes|outline">Types de quêtes<text:tab/>8</text:a></text:p>
          <text:p text:style-name="P38"><text:a xlink:type="simple" xlink:href="#3.1.5.Combat|outline">Combat<text:tab/>10</text:a></text:p>
          <text:p text:style-name="P39"><text:a xlink:type="simple" xlink:href="#3.1.5.1.Styles de combat des personnages|outline">Styles de combat des personnages<text:tab/>10</text:a></text:p>
          <text:p text:style-name="P39"><text:a xlink:type="simple" xlink:href="#3.1.5.2.Caractéristiques et compétences|outline">Caractéristiques et compétences<text:tab/>11</text:a></text:p>
          <text:p text:style-name="P40"><text:a xlink:type="simple" xlink:href="#3.1.5.2.1.Les caractéristiques|outline">Les caractéristiques<text:tab/>11</text:a></text:p>
          <text:p text:style-name="P40"><text:a xlink:type="simple" xlink:href="#3.1.5.2.2.Les miracles|outline">Les miracles<text:tab/>11</text:a></text:p>
          <text:p text:style-name="P39"><text:a xlink:type="simple" xlink:href="#3.1.5.3.L'équipement|outline">L'équipement<text:tab/>17</text:a></text:p>
          <text:p text:style-name="P40"><text:a xlink:type="simple" xlink:href="#3.1.5.3.1.Les types d'objets et leurs caractéristiques|outline">Les types d'objets et leurs caractéristiques<text:tab/>17</text:a></text:p>
          <text:p text:style-name="P40"><text:a xlink:type="simple" xlink:href="#3.1.5.3.2.Probabilité de découvertes des objets|outline">Probabilité de découvertes des objets<text:tab/>18</text:a></text:p>
          <text:p text:style-name="P40"><text:a xlink:type="simple" xlink:href="#3.1.5.3.3.Tous les objets|outline">Tous les objets<text:tab/>19</text:a></text:p>
          <text:p text:style-name="P38"><text:a xlink:type="simple" xlink:href="#3.1.6.Interactivité entre le monde et les personnages|outline">Interactivité entre le monde et les personnages<text:tab/>24</text:a></text:p>
          <text:p text:style-name="P38"><text:a xlink:type="simple" xlink:href="#3.1.7.Craft et bénédiction|outline">Craft et bénédiction<text:tab/>24</text:a></text:p>
          <text:p text:style-name="P40"><text:a xlink:type="simple" xlink:href="#3.1.7.0.1.Tableau des objets de crafts|outline">Tableau des objets de crafts<text:tab/>25</text:a></text:p>
          <text:p text:style-name="P38"><text:a xlink:type="simple" xlink:href="#3.1.8.Les évangiles|outline">Les évangiles<text:tab/>25</text:a></text:p>
          <text:p text:style-name="P39"><text:a xlink:type="simple" xlink:href="#3.1.8.1.Act of Faith|outline">Act of Faith<text:tab/>26</text:a></text:p>
          <text:p text:style-name="P40"><text:a xlink:type="simple" xlink:href="#3.1.8.1.1.Présentation du monde|outline">Présentation du monde<text:tab/>26</text:a></text:p>
          <text:p text:style-name="P40"><text:a xlink:type="simple" xlink:href="#3.1.8.1.2.Les quêtes|outline">Les quêtes<text:tab/>27</text:a></text:p>
          <text:p text:style-name="P40"><text:a xlink:type="simple" xlink:href="#3.1.8.1.3.Les PNJ|outline">Les PNJ<text:tab/>28</text:a></text:p>
          <text:p text:style-name="P40"><text:a xlink:type="simple" xlink:href="#3.1.8.1.4.Les monstres|outline">Les monstres<text:tab/>30</text:a></text:p>
          <text:p text:style-name="P40"><text:a xlink:type="simple" xlink:href="#3.1.8.1.5.Les lieux|outline">Les lieux<text:tab/>35</text:a></text:p>
          <text:p text:style-name="P40"><text:a xlink:type="simple" xlink:href="#3.1.8.1.6.Le plan de l'évangile|outline">Le plan de l'évangile<text:tab/>35</text:a></text:p>
          <text:p text:style-name="P39"><text:a xlink:type="simple" xlink:href="#3.1.8.2.2ème Evangile|outline">2ème Evangile<text:tab/>36</text:a></text:p>
          <text:p text:style-name="P40"><text:a xlink:type="simple" xlink:href="#3.1.8.2.1.Présentation du monde|outline">Présentation du monde<text:tab/>36</text:a></text:p>
          <text:p text:style-name="P40"><text:a xlink:type="simple" xlink:href="#3.1.8.2.2.Les quêtes|outline">Les quêtes<text:tab/>36</text:a></text:p>
          <text:p text:style-name="P40"><text:a xlink:type="simple" xlink:href="#3.1.8.2.3.Les PNJ|outline">Les PNJ<text:tab/>36</text:a></text:p>
          <text:p text:style-name="P40"><text:a xlink:type="simple" xlink:href="#3.1.8.2.4.Les monstres|outline">Les monstres<text:tab/>36</text:a></text:p>
          <text:p text:style-name="P40"><text:a xlink:type="simple" xlink:href="#3.1.8.2.5.Les lieux|outline">Les lieux<text:tab/>38</text:a></text:p>
          <text:p text:style-name="P40"><text:a xlink:type="simple" xlink:href="#3.1.8.2.6.Le plan de l'évangile|outline">Le plan de l'évangile<text:tab/>39</text:a></text:p>
          <text:p text:style-name="P37"><text:a xlink:type="simple" xlink:href="#3.Graphismes |outline">3.Graphismes <text:tab/>40</text:a></text:p>
          <text:p text:style-name="P37"><text:a xlink:type="simple" xlink:href="#4.Mapping|outline">4.Mapping<text:tab/>40</text:a></text:p>
          <text:p text:style-name="P38"><text:a xlink:type="simple" xlink:href="#3.1.9.Les tileset|outline">Les tileset<text:tab/>40</text:a></text:p>
          <text:p text:style-name="P39"><text:a xlink:type="simple" xlink:href="#3.1.9.1.Définition : |outline">Définition : <text:tab/>40</text:a></text:p>
          <text:p text:style-name="P39"><text:a xlink:type="simple" xlink:href="#3.1.9.2.Structure|outline">Structure<text:tab/>41</text:a></text:p>
          <text:p text:style-name="P38"><text:a xlink:type="simple" xlink:href="#3.1.10.Les maps|outline">Les maps<text:tab/>44</text:a></text:p>
          <text:p text:style-name="P39"><text:a xlink:type="simple" xlink:href="#3.1.10.1.Définition : |outline">Définition : <text:tab/>44</text:a></text:p>
          <text:p text:style-name="P39"><text:soft-page-break/><text:a xlink:type="simple" xlink:href="#3.1.10.2.Structure :|outline">Structure :<text:tab/>44</text:a></text:p>
          <text:p text:style-name="P38"><text:a xlink:type="simple" xlink:href="#3.1.11.Les entités|outline">Les entités<text:tab/>47</text:a></text:p>
          <text:p text:style-name="P39"><text:a xlink:type="simple" xlink:href="#3.1.11.1.Définition : |outline">Définition : <text:tab/>47</text:a></text:p>
          <text:p text:style-name="P39"><text:a xlink:type="simple" xlink:href="#3.1.11.2.Structure :|outline">Structure :<text:tab/>47</text:a></text:p>
          <text:p text:style-name="P37"><text:a xlink:type="simple" xlink:href="#5.Programmation|outline">5.Programmation<text:tab/>47</text:a></text:p>
        </text:index-body>
      </text:table-of-content>
      <text:p text:style-name="P2"/>
      <text:p text:style-name="P7"/>
      <text:list xml:id="list33137818" text:style-name="WW8Num1">
        <text:list-item>
          <text:h text:style-name="P51"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3187745" text:continue-numbering="true" text:style-name="WW8Num1">
        <text:list-item>
          <text:h text:style-name="P51" text:outline-level="2">Scenario</text:h>
        </text:list-item>
      </text:list>
      <text:h text:style-name="P53"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54"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54" text:outline-level="3"/>
      <text:p text:style-name="P7"/>
      <text:h text:style-name="P50" text:outline-level="2">Gameplay</text:h>
      <text:p text:style-name="P1"/>
      <text:h text:style-name="P56"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56"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55"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3">Il existe trois types de quêtes (+1 complémentaire) dans Holyspirit :</text:p>
      <text:p text:style-name="P1"/>
      <text:list xml:id="list33160583" text:style-name="L1">
        <text:list-item text:start-value="1">
          <text:p text:style-name="P41"><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1"><text:span text:style-name="T14">Les quêtes secondaires</text:span> : Elles sont optionnelles mais fortement recommandée car elles permettent d'obtenir des objets, voir des point de caractéristiques/compétences supplémentaires.</text:p>
        </text:list-item>
        <text:list-item>
          <text:p text:style-name="P41"><text:soft-page-break/><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4">Les quêtes événements : <text:span text:style-name="T2">Ce sont des quêtes secondaires qui ont la particularité de changer d'une partie à une autre. </text:span></text:p>
          <text:p text:style-name="P41"/>
          <text:p text:style-name="P47"/>
        </text:list-item>
      </text:list>
      <text:h text:style-name="Heading_20_3" text:outline-level="3">Combat</text:h>
      <text:h text:style-name="Heading_20_4" text:outline-level="4">Styles de combat des personnages</text:h>
      <text:p text:style-name="P3">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3141667" text:style-name="L2">
        <text:list-item>
          <text:p text:style-name="P45">La force</text:p>
        </text:list-item>
      </text:list>
      <text:p text:style-name="P3">La force mesure la puissance musculaire du personnage. Elle sert à porter armes et armures. Elle reflète aussi la puissance des coups portés en mêlée.</text:p>
      <text:p text:style-name="P1"/>
      <text:list xml:id="list33158596" text:style-name="L3">
        <text:list-item>
          <text:p text:style-name="P42">La dextérité</text:p>
        </text:list-item>
      </text:list>
      <text:p text:style-name="P3">Elle permet l'utilisation des armes à feu et des arbalètes. </text:p>
      <text:p text:style-name="P3"/>
      <text:list xml:id="list33148789" text:style-name="L4">
        <text:list-item>
          <text:p text:style-name="P43">La vitalité</text:p>
        </text:list-item>
      </text:list>
      <text:p text:style-name="P3">Elle représente l'endurance aux blessures d'un personnage, sa capacité à tenir sous la douleur.</text:p>
      <text:p text:style-name="P3"/>
      <text:list xml:id="list33163172" text:continue-list="list33148789" text:style-name="L4">
        <text:list-item text:start-value="1">
          <text:p text:style-name="P43">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3166800" text:continue-list="list33163172" text:style-name="L4">
        <text:list-item text:start-value="1">
          <text:p text:style-name="P43">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8"/>
      <text:h text:style-name="Heading_20_6" text:outline-level="6">Le croisé</text:h>
      <text:p text:style-name="Text_20_body">Ses trois chemins sont : La voie de l'épée, la voie du bouclier et la voie du pieux</text:p>
      <text:p text:style-name="P26">La voie de l'épée </text:p>
      <text:p text:style-name="P27">La voie de l'épée rassemble les compétences de combat auxquelles le croisé peut faire appel quand il se bat avec des épées à deux mains. Ce sont des enchainements de coups puissants utiles contre les groupes d'ennemis.</text:p>
      <text:list xml:id="list33143262" text:style-name="L5">
        <text:list-item>
          <text:p text:style-name="P65">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3148199" text:style-name="L6">
        <text:list-item>
          <text:p text:style-name="P80">Effet de souffle : <text:span text:style-name="T11">Cette amélioration permet de repousser les ennemis, de 1-5 cases suivant le niveau de la compétence. Elle augmente aussi le pourcentage de dégâts infligés.</text:span></text:p>
        </text:list-item>
        <text:list-item>
          <text:p text:style-name="P80">Étourdir :<text:span text:style-name="T11"> Cette amélioration offre un pourcentage de chance d'étourdir l'ennemi pendant quelques secondes. Elle augmente aussi le pourcentage de dégâts infligés.</text:span></text:p>
        </text:list-item>
      </text:list>
      <text:list xml:id="list33187255" text:continue-list="list33143262" text:style-name="L5">
        <text:list-item text:start-value="1">
          <text:p text:style-name="P85"><text:span text:style-name="T8">Coup puissant </text:span><text:span text:style-name="T11">: Le croisé assène un terrible coup capable de trancher en deux un adversaire.</text:span></text:p>
        </text:list-item>
        <text:list-item>
          <text:p text:style-name="P86"/>
        </text:list-item>
      </text:list>
      <text:p text:style-name="P32">La voie de l'épéiste</text:p>
      <text:p text:style-name="P31">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1"/>
      <text:list xml:id="list33191921" text:continue-list="list33187255" text:style-name="L5">
        <text:list-item text:start-value="1">
          <text:p text:style-name="P85"><text:span text:style-name="T8">Cuirasser</text:span> : Le croisé fonce en courant, son bouclier devant lui, à travers ses ennemis. </text:p>
        </text:list-item>
      </text:list>
      <text:p text:style-name="P31"/>
      <text:p text:style-name="P32">La voie du pieux</text:p>
      <text:p text:style-name="Text_20_body">Cette voie permet au croisé d'appeler les Saints à s'incarner en lui, lui conférant ainsi leurs pouvoirs. </text:p>
      <text:p text:style-name="Text_20_body"/>
      <text:list xml:id="list33171427" text:continue-list="list33191921" text:style-name="L5">
        <text:list-item text:start-value="1">
          <text:p text:style-name="P85"><text:span text:style-name="T8">Sainte Barbe</text:span><text:span text:style-name="T10"> : Les armes font des dégats par le feu</text:span></text:p>
        </text:list-item>
      </text:list>
      <text:list xml:id="list33185502" text:continue-list="list33148199" text:style-name="L6">
        <text:list-item text:start-value="1">
          <text:p text:style-name="P81"><text:span text:style-name="T7">Incinération</text:span><text:span text:style-name="T10"> : La colère de Sainte Barbe brûle ses ennemis</text:span></text:p>
        </text:list-item>
      </text:list>
      <text:list xml:id="list33174884" text:continue-list="list33171427" text:style-name="L5">
        <text:list-item text:start-value="1">
          <text:p text:style-name="P85"><text:span text:style-name="T8">Saint Lazare</text:span><text:span text:style-name="T10"> : La régénération de vie est augmentée.</text:span></text:p>
        </text:list-item>
      </text:list>
      <text:list xml:id="list33165216" text:continue-list="list33185502" text:style-name="L6">
        <text:list-item text:start-value="1">
          <text:p text:style-name="P81"><text:span text:style-name="T7">Vampirisme</text:span><text:span text:style-name="T10"> : Le croisé draine les forces vitales de ses ennemis</text:span></text:p>
        </text:list-item>
      </text:list>
      <text:list xml:id="list33175283" text:continue-list="list33174884" text:style-name="L5">
        <text:list-item text:start-value="1">
          <text:p text:style-name="P87">St-Hubert : <text:span text:style-name="T10">Augmente les dégâts face au animaux.</text:span></text:p>
        </text:list-item>
        <text:list-item>
          <text:p text:style-name="P91"/>
        </text:list-item>
      </text:list>
      <text:p text:style-name="Text_20_body"><text:soft-page-break/></text:p>
      <text:list xml:id="list33190033" text:continue-list="list33175283" text:style-name="L5">
        <text:list-item text:start-value="1">
          <text:p text:style-name="P87">St-Michel : <text:span text:style-name="T10">Augmente les dégâts face aux démons.</text:span></text:p>
        </text:list-item>
      </text:list>
      <text:p text:style-name="Text_20_body"/>
      <text:p text:style-name="Text_20_body"/>
      <text:p text:style-name="P8"/>
      <text:h text:style-name="P64" text:outline-level="6">L'inquisiteur</text:h>
      <text:p text:style-name="Text_20_body">Ses trois chemins sont :<text:span text:style-name="T12"> Les scarifications, les invocations et les damnations.</text:span></text:p>
      <text:p text:style-name="P33">Les scarifications</text:p>
      <text:p text:style-name="P33"/>
      <text:p text:style-name="P33">Les invocations</text:p>
      <text:p text:style-name="P33"/>
      <text:list xml:id="list33193957" text:continue-list="list33190033" text:style-name="L5">
        <text:list-item text:start-value="1">
          <text:p text:style-name="P87">Parabole du bon Samaritain : <text:span text:style-name="T10">L'inquisiteur invoque un cherubin pour lui venir en aide.</text:span></text:p>
        </text:list-item>
      </text:list>
      <text:p text:style-name="P33"/>
      <text:p text:style-name="P33">Les damnations</text:p>
      <text:p text:style-name="Text_20_body"/>
      <text:p text:style-name="Text_20_body"/>
      <text:p text:style-name="P8"/>
      <text:h text:style-name="P64" text:outline-level="6">Le pistolero</text:h>
      <text:p text:style-name="Text_20_body">Ses trois voies sont : La voie du trappeur, de l'artificier et du <text:span text:style-name="T16">sharpshooter</text:span></text:p>
      <text:p text:style-name="P33">La voie du trappeur</text:p>
      <text:list xml:id="list33193104" text:continue-list="list33193957" text:style-name="L5">
        <text:list-item text:start-value="1">
          <text:p text:style-name="P87">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3171724" text:continue-list="list33165216" text:style-name="L6">
        <text:list-item text:start-value="1">
          <text:p text:style-name="P82">Aiguisage : <text:span text:style-name="T11">Cette amélioration augmente nettement les dégâts infligés par le piège.</text:span></text:p>
        </text:list-item>
      </text:list>
      <text:p text:style-name="Text_20_body"/>
      <text:p text:style-name="Text_20_body"/>
      <text:p text:style-name="P33">La voie de l'artificier</text:p>
      <text:list xml:id="list33166544" text:continue-list="list33193104" text:style-name="L5">
        <text:list-item text:start-value="1">
          <text:p text:style-name="P87">Dynamite : <text:span text:style-name="T10">Le pistolero fabrique un bâton de dynamite.</text:span></text:p>
        </text:list-item>
      </text:list>
      <text:list xml:id="list33174486" text:continue-list="list33171724" text:style-name="L6">
        <text:list-item text:start-value="1">
          <text:p text:style-name="P82">Concussion : <text:span text:style-name="T11">Cette amélioration permet de sonner les ennemis pris dans la zone d'effet.</text:span></text:p>
        </text:list-item>
        <text:list-item>
          <text:p text:style-name="P81"><text:span text:style-name="T7">Brisance</text:span><text:span text:style-name="T11"> : Les dégâts infligés sont augmentés. La valeur d'armure de l'adversaire est réduite.</text:span></text:p>
        </text:list-item>
      </text:list>
      <text:list xml:id="list33181183" text:continue-list="list33166544" text:style-name="L5">
        <text:list-item text:start-value="1">
          <text:p text:style-name="P87">Grenade incendiaire :</text:p>
        </text:list-item>
        <text:list-item>
          <text:p text:style-name="P87">Expert en explosifs : <text:span text:style-name="T10">Les dégats de tous les engins explosifs sont augmentés.</text:span></text:p>
        </text:list-item>
      </text:list>
      <text:list xml:id="list33193797" text:continue-list="list33174486" text:style-name="L6">
        <text:list-item text:start-value="1">
          <text:p text:style-name="P82">Shrapnels :<text:span text:style-name="T11"> La zone d'effet des explosifs est augmentée.</text:span></text:p>
        </text:list-item>
      </text:list>
      <text:list xml:id="list33192930" text:continue-list="list33181183" text:style-name="L5">
        <text:list-item text:start-value="1">
          <text:p text:style-name="P87">Munitions : <text:span text:style-name="T10">Le pistolero connait très bien l'art de fabriquer ses cartouches et ses balles. </text:span></text:p>
        </text:list-item>
      </text:list>
      <text:p text:style-name="P24"/>
      <text:p text:style-name="P24"/>
      <text:p text:style-name="P33">La voie du sharpshooter</text:p>
      <text:list xml:id="list33187244" text:continue-list="list33192930" text:style-name="L5">
        <text:list-item text:start-value="1">
          <text:p text:style-name="P87">Fanning :(Uniquement revolver) <text:span text:style-name="T10">Rafale de 2 à 12 coups suivant le niveau de la compétence.</text:span></text:p>
        </text:list-item>
      </text:list>
      <text:p text:style-name="Text_20_body"/>
      <text:list xml:id="list33167004" text:continue-list="list33187244" text:style-name="L5">
        <text:list-item text:start-value="1">
          <text:p text:style-name="P87">Pinning : <text:span text:style-name="T10">L'ennemi panique sous le feu et se met à fuir pendant un certain temps.</text:span></text:p>
        </text:list-item>
      </text:list>
      <text:list xml:id="list33182041" text:continue-list="list33193797" text:style-name="L6">
        <text:list-item text:start-value="1">
          <text:p text:style-name="P83"><text:span text:style-name="T5">Tétanisation :</text:span><text:span text:style-name="T10"> Les ennemis sont paralysés par la peur.</text:span></text:p>
        </text:list-item>
        <text:list-item>
          <text:p text:style-name="P84"><text:span text:style-name="T4">Ouverture</text:span> : Le pistolero en profite pour cibler les points faibles des armures adverses. </text:p>
        </text:list-item>
      </text:list>
      <text:p text:style-name="Text_20_body"/>
      <text:p text:style-name="P8"/>
      <text:h text:style-name="P64" text:outline-level="6">La courtisane</text:h>
      <text:p text:style-name="Text_20_body"/>
      <text:p text:style-name="P33">La voie de l'empoisonneuse</text:p>
      <text:p text:style-name="Text_20_body"/>
      <text:list xml:id="list33173288" text:continue-list="list33167004" text:style-name="L5">
        <text:list-item text:start-value="1">
          <text:p text:style-name="P87">Globe: <text:span text:style-name="T10">La courtisane lance la fiole de poison sur un ennemi.</text:span></text:p>
        </text:list-item>
      </text:list>
      <text:list xml:id="list33179543" text:continue-list="list33182041" text:style-name="L6">
        <text:list-item text:start-value="1">
          <text:p text:style-name="P81"><text:span text:style-name="T7">Nuage empoisonné</text:span> : <text:span text:style-name="T9">Un nuage toxique reste flotter sur la zone d'impact.</text:span></text:p>
        </text:list-item>
        <text:list-item>
          <text:p text:style-name="P81"><text:span text:style-name="T7">Corrosion</text:span><text:span text:style-name="T9"> : Le poison attaque l'armure de l'adversaire.</text:span></text:p>
        </text:list-item>
      </text:list>
      <text:list xml:id="list33166562" text:continue-list="list33173288" text:style-name="L5">
        <text:list-item text:start-value="1">
          <text:p text:style-name="P87">Lame empoisonnées : <text:span text:style-name="T10">La courtisane peut empoisonner ses lames.</text:span></text:p>
        </text:list-item>
      </text:list>
      <text:p text:style-name="Text_20_body"/>
      <text:p text:style-name="P33">La voie de l'assassin</text:p>
      <text:p text:style-name="P33"/>
      <text:list xml:id="list33170602" text:continue-list="list33166562" text:style-name="L5">
        <text:list-item text:start-value="1">
          <text:p text:style-name="P87">Dissimulation : <text:span text:style-name="T10">La courtisane échappe au regard de ses ennemis.</text:span></text:p>
        </text:list-item>
        <text:list-item>
          <text:p text:style-name="P85"><text:span text:style-name="T8">Coup critique</text:span><text:span text:style-name="T10"> : </text:span></text:p>
        </text:list-item>
      </text:list>
      <text:p text:style-name="Text_20_body"/>
      <text:p text:style-name="P33">La voie de la seductrice</text:p>
      <text:p text:style-name="Text_20_body"/>
      <text:list xml:id="list33168395" text:continue-list="list33170602" text:style-name="L5">
        <text:list-item text:start-value="1">
          <text:p text:style-name="P87">Charme : <text:span text:style-name="T10">La courtisane converti un ennemi à ses ordres.</text:span></text:p>
        </text:list-item>
      </text:list>
      <text:list xml:id="list33183917" text:continue-list="list33179543" text:style-name="L6">
        <text:list-item text:start-value="1">
          <text:p text:style-name="P81"><text:span text:style-name="T7">Forte mentalité</text:span><text:span text:style-name="T10">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p text:style-name="P30">Attention, les types de dégats tranchants/contondants et perforants ne sont plus utilisés !!!</text:p>
      <text:p text:style-name="Text_20_body"/>
      <text:list xml:id="list33140978" text:style-name="L7">
        <text:list-item>
          <text:p text:style-name="P66">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3139988" text:style-name="L8">
        <text:list-item>
          <text:p text:style-name="P67">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3161439" text:style-name="L9">
        <text:list-item>
          <text:p text:style-name="P68">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3174952" text:continue-list="list33161439" text:style-name="L9">
        <text:list-item text:start-value="1">
          <text:p text:style-name="P88">Les objets :</text:p>
        </text:list-item>
      </text:list>
      <text:p text:style-name="P23">Les objets constituent une classe qui se rapproche des miracles. En fait il s'agit des explosifs (pour le pistolero), des poisons (pour la courtisane), des pièges (pour le pistolero), ...</text:p>
      <text:p text:style-name="P2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3">Les objets se placent en raccourcis sur le hud. Leur utilisation se fait au travers des touches F1/F2/F3/F4.</text:p>
      <text:p text:style-name="P23"/>
      <text:p text:style-name="P23"><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24"><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49"><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1">Epée longue unique</text:p>
          </table:table-cell>
          <table:table-cell table:style-name="Tableau18.A2" office:value-type="string">
            <text:p text:style-name="Table_20_Contents"><draw:frame draw:style-name="fr4" draw:name="images9" text:anchor-type="as-char" svg:width="0.847cm" svg:height="3.387cm" draw:z-index="44"><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1">Tueuse divine</text:p>
          </table:table-cell>
          <table:table-cell table:style-name="Tableau18.A2" office:value-type="string">
            <text:p text:style-name="Table_20_Contents"><draw:frame draw:style-name="fr5" draw:name="Image8" text:anchor-type="as-char" svg:width="0.847cm" svg:height="2.54cm" draw:z-index="45"><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2">Masse à ailettes</text:p>
          </table:table-cell>
          <table:table-cell table:style-name="Tableau18.A2" office:value-type="string">
            <text:p text:style-name="Table_20_Contents"><draw:frame draw:style-name="fr4" draw:name="images10" text:anchor-type="as-char" svg:width="0.847cm" svg:height="2.54cm" draw:z-index="46"><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Masse unique</text:p>
          </table:table-cell>
          <table:table-cell table:style-name="Tableau18.A2" office:value-type="string">
            <text:p text:style-name="Table_20_Contents"><draw:frame draw:style-name="fr4" draw:name="images11" text:anchor-type="as-char" svg:width="0.847cm" svg:height="2.54cm" draw:z-index="47"><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48"><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15"><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16"><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1">Katzbalger : « L'étripeur de chat »</text:p>
          </table:table-cell>
          <table:table-cell table:style-name="Tableau18.A2" office:value-type="string">
            <text:p text:style-name="Table_20_Contents"><draw:frame draw:style-name="fr4" draw:name="Image9" text:anchor-type="as-char" svg:width="1.693cm" svg:height="4.233cm" draw:z-index="17"><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19"><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22"><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1">Scarificateur</text:p>
            <text:p text:style-name="Table_20_Contents"/>
          </table:table-cell>
          <table:table-cell table:style-name="Tableau18.A2" office:value-type="string">
            <text:p text:style-name="Table_20_Contents"><draw:frame draw:style-name="fr4" draw:name="Image21" text:anchor-type="as-char" svg:width="0.847cm" svg:height="1.693cm" draw:z-index="23"><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25"><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26"><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1">Armure barbare (maille unique)</text:p>
          </table:table-cell>
          <table:table-cell table:style-name="Tableau18.A2" office:value-type="string">
            <text:p text:style-name="Table_20_Contents"><draw:frame draw:style-name="fr4" draw:name="images8" text:anchor-type="as-char" svg:width="1.693cm" svg:height="2.54cm" draw:z-index="27"><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28"><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Robe unique(set 1)</text:p>
          </table:table-cell>
          <table:table-cell table:style-name="Tableau18.A2" office:value-type="string">
            <text:p text:style-name="Table_20_Contents"><draw:frame draw:style-name="fr4" draw:name="images6" text:anchor-type="as-char" svg:width="1.693cm" svg:height="2.54cm" draw:z-index="29"><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30"><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31"><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1">Damnation d'Harold</text:p>
            <text:p text:style-name="P21"/>
          </table:table-cell>
          <table:table-cell table:style-name="Tableau18.A2" office:value-type="string">
            <text:p text:style-name="Table_20_Contents"><draw:frame draw:style-name="fr4" draw:name="Image32" text:anchor-type="as-char" svg:width="2.54cm" svg:height="2.54cm" draw:z-index="32"><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33"><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34"><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35"><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1">Tiare unique (set 1)</text:p>
          </table:table-cell>
          <table:table-cell table:style-name="Tableau18.A2" office:value-type="string">
            <text:p text:style-name="Table_20_Contents"><draw:frame draw:style-name="fr4" draw:name="Image36" text:anchor-type="as-char" svg:width="1.693cm" svg:height="1.693cm" draw:z-index="36"><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37"><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1">Botte unique</text:p>
          </table:table-cell>
          <table:table-cell table:style-name="Tableau18.A2" office:value-type="string">
            <text:p text:style-name="Table_20_Contents"><draw:frame draw:style-name="fr5" draw:name="Image29" text:anchor-type="as-char" svg:width="1.693cm" svg:height="1.693cm" draw:z-index="38"><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39"><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40"><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41"><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42"><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43"><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1">Cristal de quartz (set 1)</text:p>
          </table:table-cell>
          <table:table-cell table:style-name="Tableau18.A2" office:value-type="string">
            <text:p text:style-name="Table_20_Contents"/>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3140961" text:style-name="L10">
        <text:list-item>
          <text:p text:style-name="P69"><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69">Les tumulus (donjons secondaires n'ayant pas de lien direct avec la quête principale) : si le héros se décide à piller la chambre au trésor, son ancien propriétaire se réveille avec ses servants pour punir les pillards.</text:p>
        </text:list-item>
        <text:list-item>
          <text:p text:style-name="P69">Flaques d'huiles : elles peuvent être enflammées par une explosion ou une arme enflammée. Elles brûlent continuellement, d'où il est nécessaire de bien penser sa tactique avant de tout faire peter.</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63"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ext:soft-page-break/>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h text:style-name="P53"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doit alors passer par les catacombes afin de remonter jusque dans les cryptes de l'église de la ville.</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text:soft-page-break/>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3149696" text:style-name="L11">
        <text:list-item>
          <text:p text:style-name="P70">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list xml:id="list33159645" text:style-name="L12">
        <text:list-item>
          <text:p text:style-name="P71">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3174691" text:continue-numbering="true" text:style-name="L12">
        <text:list-item>
          <text:p text:style-name="P92">La défense du monastère</text:p>
        </text:list-item>
      </text:list>
      <text:p text:style-name="P25">Après la fuite de Bélial, celui-ci décide de lancer ses forces à l'assaut du monastère pour entraver l'avance du héros. A lui d'agir et de résister aux vagues infernales avec l'appui des troupes saines d'esprit.</text:p>
      <text:list xml:id="list33180495" text:continue-numbering="true" text:style-name="L12">
        <text:list-item>
          <text:p text:style-name="P92">La récupération de la vierge marie</text:p>
        </text:list-item>
      </text:list>
      <text:p text:style-name="P25">Pour pouvoir activer une potale, le joueur doit récupérer la statuette volée.</text:p>
      <text:list xml:id="list33165154" text:continue-numbering="true" text:style-name="L12">
        <text:list-item>
          <text:p text:style-name="P92">Defense du paradis (parfois en secondaire)</text:p>
        </text:list-item>
      </text:list>
      <text:p text:style-name="P23">Le héros prend sa forme d'ange en retournant au paradis. (Il ne peut avoir accès à son inventaire resté sur terre). Par contre, sa vie et sa foi se regenerent rapidement. Il a accès à certaines compétences propres aux anges.</text:p>
      <text:p text:style-name="P23"/>
      <text:list xml:id="list33170704" text:continue-numbering="true" text:style-name="L12">
        <text:list-item>
          <text:p text:style-name="P92">Incursion en enfer (parfois en secondaire)</text:p>
        </text:list-item>
      </text:list>
      <text:p text:style-name="P23">Le héros passe par l'une des portes infernales pour se rendre en enfer et remplir un objectif précis (recouverte d'un objet particulier, destruction d'un boss, ...)</text:p>
      <text:list xml:id="list33165254" text:continue-numbering="true" text:style-name="L12">
        <text:list-header>
          <text:p text:style-name="P92"/>
        </text:list-header>
      </text:list>
      <text:list xml:id="list33141577" text:style-name="L13">
        <text:list-item>
          <text:p text:style-name="P72"><text:soft-page-break/>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3167383" text:continue-list="list33165254" text:style-name="L12">
        <text:list-item>
          <text:p text:style-name="P93">Le faucheur</text:p>
        </text:list-item>
      </text:list>
      <text:p text:style-name="P25">Un terrible monstre appelé Le Faucheur hante les corridors du mausolée et sort la nuit pour se repaitre de la chair des vivants. </text:p>
      <text:list xml:id="list33194687" text:continue-numbering="true" text:style-name="L12">
        <text:list-item>
          <text:p text:style-name="P93">La maison abandonnée</text:p>
        </text:list-item>
      </text:list>
      <text:p text:style-name="P25">Sous ses faux airs de simple demeure se cache un lourd secret. Qu'est-il advenu de ses anciens propriétaires ? Les gens parlent de messes noires et de sacrifices humain mais jusqu'à quel point le lieu est-il corrompu ?</text:p>
      <text:list xml:id="list33186093" text:continue-numbering="true" text:style-name="L12">
        <text:list-item>
          <text:p text:style-name="P93"/>
        </text:list-item>
      </text:list>
      <text:p text:style-name="P8"/>
      <text:h text:style-name="Heading_20_5" text:outline-level="5">Les PNJ</text:h>
      <text:list xml:id="list33143791" text:style-name="L14">
        <text:list-item>
          <text:p text:style-name="P73">Cator , le maire</text:p>
        </text:list-item>
      </text:list>
      <text:p text:style-name="P34">Maire de la ville, il vous payera gracieusement pour résoudre les problèmes de sa communauté. </text:p>
      <text:p text:style-name="P34">Citations :</text:p>
      <text:p text:style-name="P3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3162873" text:style-name="L15">
                              <text:list-item>
                                <text:p text:style-name="P60">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0"/>
                  </table:table-cell>
                </table:table-row>
              </table:table>
              <text:p text:style-name="P20"/>
            </table:table-cell>
          </table:table-row>
        </table:table>
      </text:section>
      <text:p text:style-name="P34"/>
      <text:p text:style-name="P34"/>
      <text:section text:style-name="Sect2" text:name="bodyarea">
        <text:p text:style-name="Standard"/>
      </text:section>
      <text:p text:style-name="P34"/>
      <text:list xml:id="list33173281" text:continue-list="list33143791" text:style-name="L14">
        <text:list-item text:start-value="1">
          <text:p text:style-name="P73">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3193022" text:continue-list="list33173281" text:style-name="L14">
        <text:list-item text:start-value="1">
          <text:p text:style-name="P73">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3183728" text:continue-list="list33193022" text:style-name="L14">
        <text:list-item text:start-value="1">
          <text:p text:style-name="P89">Le fabricant d'armure</text:p>
        </text:list-item>
      </text:list>
      <text:p text:style-name="Text_20_body">Le fabricant d'armure est un vieillard ayant bien connu les champs de batailles. Pour lui, rien ne vaut une bonne protection.</text:p>
      <text:list xml:id="list33195005" text:continue-list="list33183728" text:style-name="L14">
        <text:list-item text:start-value="1">
          <text:p text:style-name="P89">Marchand</text:p>
        </text:list-item>
      </text:list>
      <text:p text:style-name="P23">Le marchand s'est réfugié dans l'abbaye. Il peut vendre au héros les composants de craft dont il a besoin ainsi que les potions.</text:p>
      <text:p text:style-name="P23"><draw:frame draw:style-name="fr6" draw:name="Image12" text:anchor-type="paragraph" svg:width="3.387cm" svg:height="3.387cm" draw:z-index="10"><draw:image xlink:href="Pictures/10000201000000800000008075D487F8.png" xlink:type="simple" xlink:show="embed" xlink:actuate="onLoad"/></draw:frame><text:soft-page-break/></text:p>
      <text:list xml:id="list33188316" text:continue-numbering="true" text:style-name="L14">
        <text:list-item>
          <text:p text:style-name="P89">Marchand unique</text:p>
          <text:p text:style-name="P89">Il s'agit d'un marchand rare pouvant apparaître un peu n'importe où dans le jeu. Il voyage avec sa roulotte remplie de marchandise aussi rare que chères. Il est accompagnés de mercenaires aguerris et gracieusement payés.</text:p>
          <text:p text:style-name="P89"><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89"><text:s/></text:p>
        </text:list-item>
      </text:list>
      <text:p text:style-name="P8"/>
      <text:h text:style-name="Heading_20_5" text:outline-level="5">Les monstres</text:h>
      <text:p text:style-name="Text_20_body">Il existe cinq grand types d'ennemis dans Holyspirit, on peut les distinguer comme suit :</text:p>
      <text:list xml:id="list33140700" text:style-name="L16">
        <text:list-item>
          <text:p text:style-name="P74">Les objets animés</text:p>
        </text:list-item>
      </text:list>
      <text:list xml:id="list33156584" text:style-name="L21">
        <text:list-header>
          <text:p text:style-name="P79">Ce sont de simples objets contrôlés par des entités démoniaques mineures. La plupart des objets animés sont des errants. Mais certains démons particulièrement retords n'hésitent pas à prendre les formes les plus diverses.</text:p>
        </text:list-header>
      </text:list>
      <text:list xml:id="list33178591" text:continue-list="list33140700" text:style-name="L16">
        <text:list-item>
          <text:p text:style-name="P90">Les animaux possédés</text:p>
        </text:list-item>
      </text:list>
      <text:list xml:id="list33191412" text:continue-list="list33156584" text:style-name="L21">
        <text:list-header>
          <text:p text:style-name="P79">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3175185" text:continue-list="list33178591" text:style-name="L16">
        <text:list-item>
          <text:p text:style-name="P74">Les hommes corrompus</text:p>
        </text:list-item>
      </text:list>
      <text:list xml:id="list33188503" text:continue-list="list33191412" text:style-name="L21">
        <text:list-header>
          <text:p text:style-name="P79">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3176994" text:continue-list="list33175185" text:style-name="L16">
        <text:list-item>
          <text:p text:style-name="P74">Les mort-vivants</text:p>
        </text:list-item>
      </text:list>
      <text:list xml:id="list33178912" text:continue-list="list33188503" text:style-name="L21">
        <text:list-header>
          <text:p text:style-name="P79">Classe particulière parmi les objets animés, on les en différencie tout de même car ils gardent leurs instincts primordiaux, c'est à dire la haine des vivants. Ils regroupent les squelettes, zombies, goules, ...</text:p>
          <text:p text:style-name="P79">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3194742" text:continue-list="list33176994" text:style-name="L16">
        <text:list-item>
          <text:p text:style-name="P74">Les démons</text:p>
        </text:list-item>
      </text:list>
      <text:list xml:id="list33163763" text:continue-list="list33178912" text:style-name="L21">
        <text:list-header>
          <text:p text:style-name="P79">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3176370" text:continue-list="list33194742" text:style-name="L16">
        <text:list-item>
          <text:p text:style-name="P74">Les anges</text:p>
        </text:list-item>
      </text:list>
      <text:list xml:id="list33193412" text:continue-list="list33163763" text:style-name="L21">
        <text:list-header>
          <text:p text:style-name="P79">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20"><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21"><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18"><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les contrôlent.</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d'une fourche. </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text:soft-page-break/>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3142120" text:style-name="L17">
        <text:list-item>
          <text:p text:style-name="P75">L'abbaye</text:p>
          <text:p text:style-name="P75">Lieu de départ du héros, certains pnj s'y sont rassemblés. C'est une zone neutre où le héros peut se reposer, commercer au faire du craft.</text:p>
        </text:list-item>
        <text:list-item>
          <text:p text:style-name="P75">Les catacombes</text:p>
          <text:p text:style-name="P75">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5"><text:soft-page-break/>La crypte</text:p>
          <text:p text:style-name="P75">Complexe de salles entre les catacombes et l'église de la ville. Y sont enterrés les restes des rois de jadis. Le héros pourrait bien y rencontrer un prêtre démoniaque à l'origine du réveil des anciens.</text:p>
        </text:list-item>
        <text:list-item>
          <text:p text:style-name="P75">Le cimetière</text:p>
          <text:p text:style-name="P75">Ancien cimetière de la ville, il est aujourd'hui à l'abandon, ce qui en fait une excellente source de cadavres pour les prêtres démoniaques.</text:p>
        </text:list-item>
        <text:list-item>
          <text:p text:style-name="P75">Le mausolée</text:p>
          <text:p text:style-name="P75">Ancienne tombe d'un riche dignitaire, elle est maintenant le repère du terrible Faucheur. Une créature infernale s'attaquant aux populations locales pendant les nuits les plus noires.</text:p>
        </text:list-item>
        <text:list-item>
          <text:p text:style-name="P75">La maison abandonnée</text:p>
          <text:p text:style-name="P75">Qui irait penser qu'il se passes de terrible choses dans les sous-sol de cette bâtisse aux airs ruraux ?</text:p>
        </text:list-item>
        <text:list-item>
          <text:p text:style-name="P75">La ville haute</text:p>
        </text:list-item>
        <text:list-item>
          <text:p text:style-name="P75">La ville basse</text:p>
        </text:list-item>
        <text:list-item>
          <text:p text:style-name="P75">Le palais</text:p>
        </text:list-item>
        <text:list-item>
          <text:p text:style-name="P75">Les terres agraires</text:p>
          <text:p text:style-name="P75">Anciennement terres cultivables de l'empire, il ne s'agit plus que de landes dévastées et fuies par la population. On y trouve les restes de fermes laissées à l'abandon.</text:p>
        </text:list-item>
        <text:list-item>
          <text:p text:style-name="P75">La forêt de Malemort<text:tab/></text:p>
        </text:list-item>
        <text:list-item>
          <text:p text:style-name="P75">Les carrières d'Ocre</text:p>
        </text:list-item>
        <text:list-item>
          <text:p text:style-name="P75">Les mines</text:p>
        </text:list-item>
      </text:list>
      <text:p text:style-name="Text_20_body"/>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8" text:outline-level="4">2ème Evangile</text:h>
      <text:h text:style-name="P61" text:outline-level="5">Présentation du monde</text:h>
      <text:p text:style-name="P28">Cet acte se passe en milieu marin, en effet le héros se retrouve sur le territoire de Léviathan, démon des eaux. Le campement de base est la baie des pirates, un village sur pilotis.</text:p>
      <text:h text:style-name="P62" text:outline-level="5">Les quêtes</text:h>
      <text:list xml:id="list33163687" text:style-name="L18">
        <text:list-item>
          <text:p text:style-name="P76">Légende du pirate sanguinaire</text:p>
        </text:list-item>
      </text:list>
      <text:list xml:id="list33153160" text:style-name="L19">
        <text:list-item>
          <text:p text:style-name="P46">La carte au trésor </text:p>
        </text:list-item>
      </text:list>
      <text:p text:style-name="P29"/>
      <text:h text:style-name="P62" text:outline-level="5">Les PNJ</text:h>
      <text:h text:style-name="P62"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29"/>
      <text:h text:style-name="P62" text:outline-level="5">Les lieux</text:h>
      <text:list xml:id="list33135229" text:style-name="L20">
        <text:list-item>
          <text:p text:style-name="P77">Les récifs coraliens</text:p>
        </text:list-item>
        <text:list-item>
          <text:p text:style-name="P78">Le champ d'épaves</text:p>
        </text:list-item>
        <text:list-item>
          <text:p text:style-name="P77">Les profondeurs abyssales</text:p>
        </text:list-item>
        <text:list-item>
          <text:p text:style-name="P77">La forêt d'algues</text:p>
        </text:list-item>
        <text:list-item>
          <text:p text:style-name="P77">Les cheminées thermales</text:p>
        </text:list-item>
        <text:list-item>
          <text:p text:style-name="P77">La cité engloutie</text:p>
        </text:list-item>
        <text:list-item>
          <text:p text:style-name="P77">Les ilots</text:p>
        </text:list-item>
        <text:list-item>
          <text:p text:style-name="P78"/>
        </text:list-item>
      </text:list>
      <text:h text:style-name="P62" text:outline-level="5"><text:soft-page-break/>Le plan de l'évangile</text:h>
      <text:p text:style-name="P6"/>
      <text:list xml:id="list33192032" text:continue-list="list33187745" text:style-name="WW8Num1">
        <text:list-item>
          <text:h text:style-name="P52"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3174118" text:continue-numbering="true" text:style-name="WW8Num1">
        <text:list-item>
          <text:h text:style-name="P51" text:outline-level="2">Mapping</text:h>
        </text:list-item>
      </text:list>
      <text:p text:style-name="P1"/>
      <text:h text:style-name="P57" text:outline-level="3"/>
      <text:list xml:id="list33191425" text:continue-numbering="true" text:style-name="WW8Num1">
        <text:list-item>
          <text:h text:style-name="P51"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43</text:page-number><text:span text:style-name="MT1"><text:tab/></text:span><text:date style:data-style-name="N36" text:date-value="2010-01-08T13:06:28.87">08/01/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aisse Frederic</meta:initial-creator>
    <meta:creation-date>2008-06-09T11:54:00</meta:creation-date>
    <dc:creator>Corentin Naisse</dc:creator>
    <dc:date>2010-01-08T13:06:28.85</dc:date>
    <meta:editing-cycles>752</meta:editing-cycles>
    <meta:editing-duration>PT17H09M47S</meta:editing-duration>
    <meta:document-statistic meta:table-count="10" meta:image-count="50" meta:object-count="0" meta:page-count="43" meta:paragraph-count="699" meta:word-count="7160" meta:character-count="41713"/>
    <meta:user-defined meta:name="Info 1"/>
    <meta:user-defined meta:name="Info 2"/>
    <meta:user-defined meta:name="Info 3"/>
    <meta:user-defined meta:name="Info 4"/>
  </office:meta>
</office:document-meta>
</file>